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FD000000FDB1A68604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FD000000FDB1A68604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empo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mm-secuencial – tama=100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Optimizado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igura1 OPT</text:p>
          </table:table-cell>
          <table:table-cell office:value-type="float" office:value="0.44854" calcext:value-type="float">
            <text:p>0.44854</text:p>
          </table:table-cell>
          <table:table-cell office:value-type="float" office:value="0.193977" calcext:value-type="float">
            <text:p>0.193977</text:p>
          </table:table-cell>
          <table:table-cell office:value-type="float" office:value="0.139912" calcext:value-type="float">
            <text:p>0.139912</text:p>
          </table:table-cell>
          <table:table-cell office:value-type="float" office:value="0.13614" calcext:value-type="float">
            <text:p>0.136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mm-secuencial OPT</text:p>
          </table:table-cell>
          <table:table-cell office:value-type="float" office:value="0.005897143" calcext:value-type="float">
            <text:p>0.005897143</text:p>
          </table:table-cell>
          <table:table-cell office:value-type="float" office:value="0.001539793" calcext:value-type="float">
            <text:p>0.001539793</text:p>
          </table:table-cell>
          <table:table-cell office:value-type="float" office:value="0.001295402" calcext:value-type="float">
            <text:p>0.001295402</text:p>
          </table:table-cell>
          <table:table-cell office:value-type="float" office:value="0.001267873" calcext:value-type="float">
            <text:p>0.001267873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in Optimizar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ura1</text:p>
          </table:table-cell>
          <table:table-cell office:value-type="float" office:value="0.927859" calcext:value-type="float">
            <text:p>0.927859</text:p>
          </table:table-cell>
          <table:table-cell office:value-type="float" office:value="0.210058" calcext:value-type="float">
            <text:p>0.210058</text:p>
          </table:table-cell>
          <table:table-cell office:value-type="float" office:value="0.24162" calcext:value-type="float">
            <text:p>0.24162</text:p>
          </table:table-cell>
          <table:table-cell office:value-type="float" office:value="0.242834" calcext:value-type="float">
            <text:p>0.242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m-secuencial</text:p>
          </table:table-cell>
          <table:table-cell office:value-type="float" office:value="0.010408444" calcext:value-type="float">
            <text:p>0.010408444</text:p>
          </table:table-cell>
          <table:table-cell office:value-type="float" office:value="0.003796989" calcext:value-type="float">
            <text:p>0.003796989</text:p>
          </table:table-cell>
          <table:table-cell office:value-type="float" office:value="0.003558256" calcext:value-type="float">
            <text:p>0.003558256</text:p>
          </table:table-cell>
          <table:table-cell office:value-type="float" office:value="0.003507283" calcext:value-type="float">
            <text:p>0.00350728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>
            <draw:frame table:end-cell-address="tiempos.F27" table:end-x="0.002cm" table:end-y="0.355cm" draw:z-index="0" draw:style-name="gr1" svg:width="12.779cm" svg:height="8.052cm" svg:x="-0.049cm" svg:y="-0.923cm">
              <draw:object draw:notify-on-update-of-ranges="tiempos.B7:tiempos.E7 tiempos.A9:tiempos.A9 tiempos.B9:tiempos.E9 tiempos.A5:tiempos.A5 tiempos.B5:tiempos.E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>
            <draw:frame table:end-cell-address="tiempos.F43" table:end-x="0.018cm" table:end-y="0.289cm" draw:z-index="1" draw:style-name="gr1" svg:width="12.831cm" svg:height="8.033cm" svg:x="-0.085cm" svg:y="-0.969cm">
              <draw:object draw:notify-on-update-of-ranges="tiempos.B7:tiempos.E7 tiempos.A4:tiempos.A4 tiempos.B4:tiempos.E4 tiempos.A8:tiempos.A8 tiempos.B8:tiempos.E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</table:table>
      <table:table table:name="pmm-secuencial" table:style-name="ta1">
        <table:shapes>
          <draw:frame draw:z-index="0" draw:style-name="gr2" draw:text-style-name="P1" svg:width="15.974cm" svg:height="8.931cm" svg:x="0cm" svg:y="2.278cm">
            <draw:object draw:notify-on-update-of-ranges="'pmm-secuencial'.B1:'pmm-secuencial'.F1 'pmm-secuencial'.A2:'pmm-secuencial'.A2 'pmm-secuencial'.B2:'pmm-secuencial'.F2 'pmm-secuencial'.A3:'pmm-secuencial'.A3 'pmm-secuencial'.B3:'pmm-secuencial'.F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2" office:value-type="string" calcext:value-type="string">
            <text:p>Modificación</text:p>
          </table:table-cell>
          <table:table-cell table:style-name="ce2" office:value-type="string" calcext:value-type="string">
            <text:p><text:s/>-O0</text:p>
          </table:table-cell>
          <table:table-cell table:style-name="ce2" office:value-type="string" calcext:value-type="string">
            <text:p><text:s/>-O1</text:p>
          </table:table-cell>
          <table:table-cell table:style-name="ce2" office:value-type="string" calcext:value-type="string">
            <text:p><text:s/>-O2</text:p>
          </table:table-cell>
          <table:table-cell table:style-name="ce2" office:value-type="string" calcext:value-type="string">
            <text:p><text:s/>-O3</text:p>
          </table:table-cell>
          <table:table-cell table:style-name="ce2"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Sin modificar</text:p>
          </table:table-cell>
          <table:table-cell office:value-type="float" office:value="0.125577383" calcext:value-type="float">
            <text:p>0.125577383</text:p>
          </table:table-cell>
          <table:table-cell office:value-type="float" office:value="0.024556873" calcext:value-type="float">
            <text:p>0.024556873</text:p>
          </table:table-cell>
          <table:table-cell office:value-type="float" office:value="0.022320069" calcext:value-type="float">
            <text:p>0.022320069</text:p>
          </table:table-cell>
          <table:table-cell office:value-type="float" office:value="0.022365362" calcext:value-type="float">
            <text:p>0.022365362</text:p>
          </table:table-cell>
          <table:table-cell office:value-type="float" office:value="0.039373868" calcext:value-type="float">
            <text:p>0.039373868</text:p>
          </table:table-cell>
        </table:table-row>
        <table:table-row table:style-name="ro1">
          <table:table-cell office:value-type="string" calcext:value-type="string">
            <text:p>Modificación a)</text:p>
          </table:table-cell>
          <table:table-cell office:value-type="float" office:value="0.064798313" calcext:value-type="float">
            <text:p>0.064798313</text:p>
          </table:table-cell>
          <table:table-cell office:value-type="float" office:value="0.019965448" calcext:value-type="float">
            <text:p>0.019965448</text:p>
          </table:table-cell>
          <table:table-cell office:value-type="float" office:value="0.019628866" calcext:value-type="float">
            <text:p>0.019628866</text:p>
          </table:table-cell>
          <table:table-cell office:value-type="float" office:value="0.019828548" calcext:value-type="float">
            <text:p>0.019828548</text:p>
          </table:table-cell>
          <table:table-cell office:value-type="float" office:value="0.025389475" calcext:value-type="float">
            <text:p>0.025389475</text:p>
          </table:table-cell>
        </table:table-row>
      </table:table>
      <table:table table:name="figura1" table:style-name="ta1">
        <table:shapes>
          <draw:frame draw:z-index="0" draw:style-name="gr2" draw:text-style-name="P1" svg:width="15.974cm" svg:height="9.01cm" svg:x="0cm" svg:y="2.252cm">
            <draw:object draw:notify-on-update-of-ranges="figura1.B1:figura1.F1 figura1.A2:figura1.A2 figura1.B2:figura1.F2 figura1.A3:figura1.A3 figura1.B3:figura1.F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2" office:value-type="string" calcext:value-type="string">
            <text:p>Modificación</text:p>
          </table:table-cell>
          <table:table-cell table:style-name="ce2" office:value-type="string" calcext:value-type="string">
            <text:p><text:s/>-O0</text:p>
          </table:table-cell>
          <table:table-cell table:style-name="ce2" office:value-type="string" calcext:value-type="string">
            <text:p><text:s/>-O1</text:p>
          </table:table-cell>
          <table:table-cell table:style-name="ce2" office:value-type="string" calcext:value-type="string">
            <text:p><text:s/>-O2</text:p>
          </table:table-cell>
          <table:table-cell table:style-name="ce2" office:value-type="string" calcext:value-type="string">
            <text:p><text:s/>-O3</text:p>
          </table:table-cell>
          <table:table-cell table:style-name="ce2"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Sin modificar</text:p>
          </table:table-cell>
          <table:table-cell office:value-type="float" office:value="0.851999" calcext:value-type="float">
            <text:p>0.851999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250665" calcext:value-type="float">
            <text:p>0.250665</text:p>
          </table:table-cell>
          <table:table-cell office:value-type="float" office:value="0.247389" calcext:value-type="float">
            <text:p>0.247389</text:p>
          </table:table-cell>
          <table:table-cell office:value-type="float" office:value="0.252845" calcext:value-type="float">
            <text:p>0.252845</text:p>
          </table:table-cell>
        </table:table-row>
        <table:table-row table:style-name="ro1">
          <table:table-cell office:value-type="string" calcext:value-type="string">
            <text:p>Modificación a)</text:p>
          </table:table-cell>
          <table:table-cell office:value-type="float" office:value="0.548735" calcext:value-type="float">
            <text:p>0.548735</text:p>
          </table:table-cell>
          <table:table-cell office:value-type="float" office:value="0.161289" calcext:value-type="float">
            <text:p>0.161289</text:p>
          </table:table-cell>
          <table:table-cell office:value-type="float" office:value="0.151445" calcext:value-type="float">
            <text:p>0.151445</text:p>
          </table:table-cell>
          <table:table-cell office:value-type="float" office:value="0.069772" calcext:value-type="float">
            <text:p>0.069772</text:p>
          </table:table-cell>
          <table:table-cell office:value-type="float" office:value="0.165477" calcext:value-type="float">
            <text:p>0.165477</text:p>
          </table:table-cell>
        </table:table-row>
      </table:table>
      <table:table table:name="daxpy" table:style-name="ta1">
        <table:shapes>
          <draw:frame draw:z-index="0" draw:style-name="gr2" draw:text-style-name="P1" svg:width="15.998cm" svg:height="9.004cm" svg:x="0.11cm" svg:y="1.408cm">
            <draw:object draw:notify-on-update-of-ranges="daxpy.B1:daxpy.F1 daxpy.A2:daxpy.A2 daxpy.B2:daxpy.F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2"/>
        <table:table-column table:style-name="co3" table:number-columns-repeated="5" table:default-cell-style-name="ce2"/>
        <table:table-row table:style-name="ro1">
          <table:table-cell office:value-type="string" calcext:value-type="string">
            <text:p>Modificación</text:p>
          </table:table-cell>
          <table:table-cell office:value-type="string" calcext:value-type="string">
            <text:p><text:s/>-O0</text:p>
          </table:table-cell>
          <table:table-cell office:value-type="string" calcext:value-type="string">
            <text:p><text:s/>-O1</text:p>
          </table:table-cell>
          <table:table-cell office:value-type="string" calcext:value-type="string">
            <text:p><text:s/>-O2</text:p>
          </table:table-cell>
          <table:table-cell office:value-type="string" calcext:value-type="string">
            <text:p><text:s/>-O3</text:p>
          </table:table-cell>
          <table:table-cell office:value-type="string" calcext:value-type="string">
            <text:p><text:s/>-Os</text:p>
          </table:table-cell>
        </table:table-row>
        <table:table-row table:style-name="ro1">
          <table:table-cell table:style-name="Default" office:value-type="string" calcext:value-type="string">
            <text:p>daxpy</text:p>
          </table:table-cell>
          <table:table-cell table:style-name="Default" office:value-type="float" office:value="0.005494" calcext:value-type="float">
            <text:p>0.005494</text:p>
          </table:table-cell>
          <table:table-cell table:style-name="Default" office:value-type="float" office:value="0.003425" calcext:value-type="float">
            <text:p>0.003425</text:p>
          </table:table-cell>
          <table:table-cell table:style-name="Default" office:value-type="float" office:value="0.003351" calcext:value-type="float">
            <text:p>0.003351</text:p>
          </table:table-cell>
          <table:table-cell table:style-name="Default" office:value-type="float" office:value="0.001556" calcext:value-type="float">
            <text:p>0.001556</text:p>
          </table:table-cell>
          <table:table-cell table:style-name="Default" office:value-type="float" office:value="0.003437" calcext:value-type="float">
            <text:p>0.003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17:02:31.199364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ANEZ</meta:initial-creator>
    <meta:creation-date>2014-05-20T12:45:23</meta:creation-date>
    <dc:date>2014-05-26T17:02:48.979946583</dc:date>
    <meta:editing-duration>PT41M46S</meta:editing-duration>
    <meta:editing-cycles>11</meta:editing-cycles>
    <meta:generator>LibreOffice/4.2.3.3$Linux_X86_64 LibreOffice_project/420m0$Build-3</meta:generator>
    <meta:document-statistic meta:table-count="4" meta:cell-count="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>
        <chart:symbol-image xlink:href="Pictures/2000000D000000FD000000FDB1A68604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8cm" svg:height="7.029cm" xlink:href=".." xlink:type="simple" chart:class="chart:line" chart:style-name="ch1">
        <chart:title svg:x="4.68cm" svg:y="0.276cm" chart:style-name="ch2">
          <text:p>pmm-secuencial</text:p>
        </chart:title>
        <chart:legend chart:legend-position="end" svg:x="8.663cm" svg:y="3.019cm" style:legend-expansion="high" chart:style-name="ch3"/>
        <chart:plot-area chart:style-name="ch4" table:cell-range-address="tiempos.B7:tiempos.E7 tiempos.A9:tiempos.E9 tiempos.A5:tiempos.E5" chart:data-source-has-labels="both" svg:x="0.705cm" svg:y="1.501cm" svg:width="7.448cm" svg:height="4.968cm">
          <chartooo:coordinate-region svg:x="1.67cm" svg:y="1.675cm" svg:width="6.23cm" svg:height="4.2cm"/>
          <chart:axis chart:dimension="x" chart:name="primary-x" chart:style-name="ch5" chartooo:axis-type="text">
            <chart:categories table:cell-range-address="tiempos.B7:tiempo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B9:tiempos.E9" chart:label-cell-address="tiempos.A9:tiempos.A9" chart:class="chart:line">
            <chart:data-point chart:repeated="4"/>
          </chart:series>
          <chart:series chart:style-name="ch8" chart:values-cell-range-address="tiempos.B5:tiempos.E5" chart:label-cell-address="tiempos.A5:tiempos.A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tiempos.B7:tiempos.E7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  <table:table-cell office:value-type="string">
                <text:p>-O3</text:p>
              </table:table-cell>
            </table:table-row>
          </table:table-header-rows>
          <table:table-rows>
            <table:table-row>
              <table:table-cell office:value-type="string">
                <text:p>pmm-secuencial</text:p>
                <draw:g>
                  <svg:desc>tiempos.A9:tiempos.A9</svg:desc>
                </draw:g>
              </table:table-cell>
              <table:table-cell office:value-type="float" office:value="0.010408444">
                <text:p>0.010408444</text:p>
                <draw:g>
                  <svg:desc>tiempos.B9:tiempos.E9</svg:desc>
                </draw:g>
              </table:table-cell>
              <table:table-cell office:value-type="float" office:value="0.003796989">
                <text:p>0.003796989</text:p>
              </table:table-cell>
              <table:table-cell office:value-type="float" office:value="0.003558256">
                <text:p>0.003558256</text:p>
              </table:table-cell>
              <table:table-cell office:value-type="float" office:value="0.003507283">
                <text:p>0.003507283</text:p>
              </table:table-cell>
            </table:table-row>
            <table:table-row>
              <table:table-cell office:value-type="string">
                <text:p>pmm-secuencial OPT</text:p>
                <draw:g>
                  <svg:desc>tiempos.A5:tiempos.A5</svg:desc>
                </draw:g>
              </table:table-cell>
              <table:table-cell office:value-type="float" office:value="0.005897143">
                <text:p>0.005897143</text:p>
                <draw:g>
                  <svg:desc>tiempos.B5:tiempos.E5</svg:desc>
                </draw:g>
              </table:table-cell>
              <table:table-cell office:value-type="float" office:value="0.001539793">
                <text:p>0.001539793</text:p>
              </table:table-cell>
              <table:table-cell office:value-type="float" office:value="0.001295402">
                <text:p>0.001295402</text:p>
              </table:table-cell>
              <table:table-cell office:value-type="float" office:value="0.001267873">
                <text:p>0.001267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9.011cm" xlink:href=".." xlink:type="simple" chart:class="chart:line" chart:style-name="ch1">
        <chart:title svg:x="7.229cm" svg:y="0.316cm" chart:style-name="ch2">
          <text:p>figura1</text:p>
        </chart:title>
        <chart:legend chart:legend-position="end" svg:x="12.303cm" svg:y="3.957cm" style:legend-expansion="high" chart:style-name="ch3"/>
        <chart:plot-area chart:style-name="ch4" table:cell-range-address="figura1.B1:figura1.F3 figura1.A2:figura1.A3" chart:data-source-has-labels="both" svg:x="1.33cm" svg:y="1.661cm" svg:width="10.335cm" svg:height="6.189cm">
          <chartooo:coordinate-region svg:x="2.057cm" svg:y="1.86cm" svg:width="9.275cm" svg:height="5.343cm"/>
          <chart:axis chart:dimension="x" chart:name="primary-x" chart:style-name="ch5" chartooo:axis-type="auto">
            <chartooo:date-scale/>
            <chart:title svg:x="5.5cm" svg:y="8.03cm" chart:style-name="ch6">
              <text:p>Optimización</text:p>
            </chart:title>
            <chart:categories table:cell-range-address="figura1.B1:figura1.F1"/>
          </chart:axis>
          <chart:axis chart:dimension="y" chart:name="primary-y" chart:style-name="ch5">
            <chart:title svg:x="0.451cm" svg:y="5.341cm" chart:style-name="ch7">
              <text:p>Tiempo</text:p>
            </chart:title>
            <chart:grid chart:style-name="ch8" chart:class="major"/>
          </chart:axis>
          <chart:series chart:style-name="ch9" chart:values-cell-range-address="figura1.B2:figura1.F2" chart:label-cell-address="figura1.A2:figura1.A2" chart:class="chart:line">
            <chart:data-point chart:repeated="5"/>
          </chart:series>
          <chart:series chart:style-name="ch10" chart:values-cell-range-address="figura1.B3:figura1.F3" chart:label-cell-address="figura1.A3:figura1.A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-O0</text:p>
                <draw:g>
                  <svg:desc>figura1.B1:figura1.F1</svg:desc>
                </draw:g>
              </table:table-cell>
              <table:table-cell office:value-type="string">
                <text:p> -O1</text:p>
              </table:table-cell>
              <table:table-cell office:value-type="string">
                <text:p> -O2</text:p>
              </table:table-cell>
              <table:table-cell office:value-type="string">
                <text:p> -O3</text:p>
              </table:table-cell>
              <table:table-cell office:value-type="string">
                <text:p> -Os</text:p>
              </table:table-cell>
            </table:table-row>
          </table:table-header-rows>
          <table:table-rows>
            <table:table-row>
              <table:table-cell office:value-type="string">
                <text:p>Sin modificar</text:p>
                <draw:g>
                  <svg:desc>figura1.A2:figura1.A2</svg:desc>
                </draw:g>
              </table:table-cell>
              <table:table-cell office:value-type="float" office:value="0.851999">
                <text:p>0.851999</text:p>
                <draw:g>
                  <svg:desc>figura1.B2:figura1.F2</svg:desc>
                </draw:g>
              </table:table-cell>
              <table:table-cell office:value-type="float" office:value="0.254306">
                <text:p>0.254306</text:p>
              </table:table-cell>
              <table:table-cell office:value-type="float" office:value="0.250665">
                <text:p>0.250665</text:p>
              </table:table-cell>
              <table:table-cell office:value-type="float" office:value="0.247389">
                <text:p>0.247389</text:p>
              </table:table-cell>
              <table:table-cell office:value-type="float" office:value="0.252845">
                <text:p>0.252845</text:p>
              </table:table-cell>
            </table:table-row>
            <table:table-row>
              <table:table-cell office:value-type="string">
                <text:p>Modificación a)</text:p>
                <draw:g>
                  <svg:desc>figura1.A3:figura1.A3</svg:desc>
                </draw:g>
              </table:table-cell>
              <table:table-cell office:value-type="float" office:value="0.548735">
                <text:p>0.548735</text:p>
                <draw:g>
                  <svg:desc>figura1.B3:figura1.F3</svg:desc>
                </draw:g>
              </table:table-cell>
              <table:table-cell office:value-type="float" office:value="0.161289">
                <text:p>0.161289</text:p>
              </table:table-cell>
              <table:table-cell office:value-type="float" office:value="0.151445">
                <text:p>0.151445</text:p>
              </table:table-cell>
              <table:table-cell office:value-type="float" office:value="0.069772">
                <text:p>0.069772</text:p>
              </table:table-cell>
              <table:table-cell office:value-type="float" office:value="0.165477">
                <text:p>0.165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>
        <chart:symbol-image xlink:href="Pictures/2000000D000000FD000000FDB1A68604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32cm" svg:height="7.012cm" xlink:href=".." xlink:type="simple" chart:class="chart:line" chart:row-mapping="1" chart:style-name="ch1">
        <chart:title svg:x="5.658cm" svg:y="0.276cm" chart:style-name="ch2">
          <text:p>figura1</text:p>
        </chart:title>
        <chart:legend chart:legend-position="end" svg:x="9.959cm" svg:y="3.011cm" style:legend-expansion="high" chart:style-name="ch3"/>
        <chart:plot-area chart:style-name="ch4" table:cell-range-address="tiempos.B7:tiempos.E8 tiempos.A4:tiempos.E4 tiempos.A8:tiempos.A8" chart:data-source-has-labels="both" svg:x="0.706cm" svg:y="1.501cm" svg:width="8.741cm" svg:height="4.951cm">
          <chartooo:coordinate-region svg:x="1.354cm" svg:y="1.674cm" svg:width="7.84cm" svg:height="4.184cm"/>
          <chart:axis chart:dimension="x" chart:name="primary-x" chart:style-name="ch5" chartooo:axis-type="text">
            <chart:categories table:cell-range-address="tiempos.B7:tiempo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B4:tiempos.E4" chart:label-cell-address="tiempos.A4:tiempos.A4" chart:class="chart:line">
            <chart:data-point chart:repeated="4"/>
          </chart:series>
          <chart:series chart:style-name="ch8" chart:values-cell-range-address="tiempos.B8:tiempos.E8" chart:label-cell-address="tiempos.A8:tiempos.A8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tiempos.B7:tiempos.E7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  <table:table-cell office:value-type="string">
                <text:p>-O3</text:p>
              </table:table-cell>
            </table:table-row>
          </table:table-header-rows>
          <table:table-rows>
            <table:table-row>
              <table:table-cell office:value-type="string">
                <text:p>figura1 OPT</text:p>
                <draw:g>
                  <svg:desc>tiempos.A4:tiempos.A4</svg:desc>
                </draw:g>
              </table:table-cell>
              <table:table-cell office:value-type="float" office:value="0.44854">
                <text:p>0.44854</text:p>
                <draw:g>
                  <svg:desc>tiempos.B4:tiempos.E4</svg:desc>
                </draw:g>
              </table:table-cell>
              <table:table-cell office:value-type="float" office:value="0.193977">
                <text:p>0.193977</text:p>
              </table:table-cell>
              <table:table-cell office:value-type="float" office:value="0.139912">
                <text:p>0.139912</text:p>
              </table:table-cell>
              <table:table-cell office:value-type="float" office:value="0.13614">
                <text:p>0.13614</text:p>
              </table:table-cell>
            </table:table-row>
            <table:table-row>
              <table:table-cell office:value-type="string">
                <text:p>figura1</text:p>
                <draw:g>
                  <svg:desc>tiempos.A8:tiempos.A8</svg:desc>
                </draw:g>
              </table:table-cell>
              <table:table-cell office:value-type="float" office:value="0.927859">
                <text:p>0.927859</text:p>
                <draw:g>
                  <svg:desc>tiempos.B8:tiempos.E8</svg:desc>
                </draw:g>
              </table:table-cell>
              <table:table-cell office:value-type="float" office:value="0.210058">
                <text:p>0.210058</text:p>
              </table:table-cell>
              <table:table-cell office:value-type="float" office:value="0.24162">
                <text:p>0.24162</text:p>
              </table:table-cell>
              <table:table-cell office:value-type="float" office:value="0.242834">
                <text:p>0.242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32cm" xlink:href=".." xlink:type="simple" chart:class="chart:line" chart:style-name="ch1">
        <chart:title svg:x="6.277cm" svg:y="0.314cm" chart:style-name="ch2">
          <text:p>pmm-secuencial</text:p>
        </chart:title>
        <chart:legend chart:legend-position="end" svg:x="12.303cm" svg:y="3.918cm" style:legend-expansion="high" chart:style-name="ch3"/>
        <chart:plot-area chart:style-name="ch4" table:cell-range-address="'pmm-secuencial'.B1:'pmm-secuencial'.F3 'pmm-secuencial'.A2:'pmm-secuencial'.A3" chart:data-source-has-labels="both" svg:x="1.33cm" svg:y="1.653cm" svg:width="10.335cm" svg:height="6.12cm">
          <chartooo:coordinate-region svg:x="2.242cm" svg:y="1.853cm" svg:width="9.09cm" svg:height="5.273cm"/>
          <chart:axis chart:dimension="x" chart:name="primary-x" chart:style-name="ch5" chartooo:axis-type="auto">
            <chartooo:date-scale/>
            <chart:title svg:x="5.5cm" svg:y="7.951cm" chart:style-name="ch6">
              <text:p>Optimización</text:p>
            </chart:title>
            <chart:categories table:cell-range-address="'pmm-secuencial'.B1:'pmm-secuencial'.F1"/>
          </chart:axis>
          <chart:axis chart:dimension="y" chart:name="primary-y" chart:style-name="ch5">
            <chart:title svg:x="0.451cm" svg:y="5.299cm" chart:style-name="ch7">
              <text:p>Tiempo</text:p>
            </chart:title>
            <chart:grid chart:style-name="ch8" chart:class="major"/>
          </chart:axis>
          <chart:series chart:style-name="ch9" chart:values-cell-range-address="'pmm-secuencial'.B2:'pmm-secuencial'.F2" chart:label-cell-address="'pmm-secuencial'.A2:'pmm-secuencial'.A2" chart:class="chart:line">
            <chart:data-point chart:repeated="5"/>
          </chart:series>
          <chart:series chart:style-name="ch10" chart:values-cell-range-address="'pmm-secuencial'.B3:'pmm-secuencial'.F3" chart:label-cell-address="'pmm-secuencial'.A3:'pmm-secuencial'.A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-O0</text:p>
                <draw:g>
                  <svg:desc>'pmm-secuencial'.B1:'pmm-secuencial'.F1</svg:desc>
                </draw:g>
              </table:table-cell>
              <table:table-cell office:value-type="string">
                <text:p> -O1</text:p>
              </table:table-cell>
              <table:table-cell office:value-type="string">
                <text:p> -O2</text:p>
              </table:table-cell>
              <table:table-cell office:value-type="string">
                <text:p> -O3</text:p>
              </table:table-cell>
              <table:table-cell office:value-type="string">
                <text:p> -Os</text:p>
              </table:table-cell>
            </table:table-row>
          </table:table-header-rows>
          <table:table-rows>
            <table:table-row>
              <table:table-cell office:value-type="string">
                <text:p>Sin modificar</text:p>
                <draw:g>
                  <svg:desc>'pmm-secuencial'.A2:'pmm-secuencial'.A2</svg:desc>
                </draw:g>
              </table:table-cell>
              <table:table-cell office:value-type="float" office:value="0.125577383">
                <text:p>0.125577383</text:p>
                <draw:g>
                  <svg:desc>'pmm-secuencial'.B2:'pmm-secuencial'.F2</svg:desc>
                </draw:g>
              </table:table-cell>
              <table:table-cell office:value-type="float" office:value="0.024556873">
                <text:p>0.024556873</text:p>
              </table:table-cell>
              <table:table-cell office:value-type="float" office:value="0.022320069">
                <text:p>0.022320069</text:p>
              </table:table-cell>
              <table:table-cell office:value-type="float" office:value="0.022365362">
                <text:p>0.022365362</text:p>
              </table:table-cell>
              <table:table-cell office:value-type="float" office:value="0.039373868">
                <text:p>0.039373868</text:p>
              </table:table-cell>
            </table:table-row>
            <table:table-row>
              <table:table-cell office:value-type="string">
                <text:p>Modificación a)</text:p>
                <draw:g>
                  <svg:desc>'pmm-secuencial'.A3:'pmm-secuencial'.A3</svg:desc>
                </draw:g>
              </table:table-cell>
              <table:table-cell office:value-type="float" office:value="0.064798313">
                <text:p>0.064798313</text:p>
                <draw:g>
                  <svg:desc>'pmm-secuencial'.B3:'pmm-secuencial'.F3</svg:desc>
                </draw:g>
              </table:table-cell>
              <table:table-cell office:value-type="float" office:value="0.019965448">
                <text:p>0.019965448</text:p>
              </table:table-cell>
              <table:table-cell office:value-type="float" office:value="0.019628866">
                <text:p>0.019628866</text:p>
              </table:table-cell>
              <table:table-cell office:value-type="float" office:value="0.019828548">
                <text:p>0.019828548</text:p>
              </table:table-cell>
              <table:table-cell office:value-type="float" office:value="0.025389475">
                <text:p>0.025389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32cm" svg:y="0.316cm" chart:style-name="ch2">
          <text:p>daxpy</text:p>
        </chart:title>
        <chart:legend chart:legend-position="end" svg:x="13.729cm" svg:y="4.203cm" style:legend-expansion="high" chart:style-name="ch3"/>
        <chart:plot-area chart:style-name="ch4" table:cell-range-address="daxpy.A1:daxpy.F2" chart:data-source-has-labels="both" svg:x="1.33cm" svg:y="1.661cm" svg:width="11.761cm" svg:height="6.183cm">
          <chartooo:coordinate-region svg:x="2.428cm" svg:y="1.861cm" svg:width="10.33cm" svg:height="5.336cm"/>
          <chart:axis chart:dimension="x" chart:name="primary-x" chart:style-name="ch5" chartooo:axis-type="auto">
            <chartooo:date-scale/>
            <chart:title svg:x="6.213cm" svg:y="8.024cm" chart:style-name="ch6">
              <text:p>Optimización</text:p>
            </chart:title>
            <chart:categories table:cell-range-address="daxpy.B1:daxpy.F1"/>
          </chart:axis>
          <chart:axis chart:dimension="y" chart:name="primary-y" chart:style-name="ch5">
            <chart:title svg:x="0.451cm" svg:y="5.338cm" chart:style-name="ch7">
              <text:p>Tiempo</text:p>
            </chart:title>
            <chart:grid chart:style-name="ch8" chart:class="major"/>
          </chart:axis>
          <chart:series chart:style-name="ch9" chart:values-cell-range-address="daxpy.B2:daxpy.F2" chart:label-cell-address="daxpy.A2:daxpy.A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-O0</text:p>
                <draw:g>
                  <svg:desc>daxpy.B1:daxpy.F1</svg:desc>
                </draw:g>
              </table:table-cell>
              <table:table-cell office:value-type="string">
                <text:p> -O1</text:p>
              </table:table-cell>
              <table:table-cell office:value-type="string">
                <text:p> -O2</text:p>
              </table:table-cell>
              <table:table-cell office:value-type="string">
                <text:p> -O3</text:p>
              </table:table-cell>
              <table:table-cell office:value-type="string">
                <text:p> -Os</text:p>
              </table:table-cell>
            </table:table-row>
          </table:table-header-rows>
          <table:table-rows>
            <table:table-row>
              <table:table-cell office:value-type="string">
                <text:p>daxpy</text:p>
                <draw:g>
                  <svg:desc>daxpy.A2:daxpy.A2</svg:desc>
                </draw:g>
              </table:table-cell>
              <table:table-cell office:value-type="float" office:value="0.005494">
                <text:p>0.005494</text:p>
                <draw:g>
                  <svg:desc>daxpy.B2:daxpy.F2</svg:desc>
                </draw:g>
              </table:table-cell>
              <table:table-cell office:value-type="float" office:value="0.003425">
                <text:p>0.003425</text:p>
              </table:table-cell>
              <table:table-cell office:value-type="float" office:value="0.003351">
                <text:p>0.003351</text:p>
              </table:table-cell>
              <table:table-cell office:value-type="float" office:value="0.001556">
                <text:p>0.001556</text:p>
              </table:table-cell>
              <table:table-cell office:value-type="float" office:value="0.003437">
                <text:p>0.0034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